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normal" officeooo:rsid="000452ab" officeooo:paragraph-rsid="000452ab" style:font-weight-asian="normal" style:font-weight-complex="normal"/>
    </style:style>
    <style:style style:name="P2" style:family="paragraph" style:parent-style-name="Standard">
      <style:text-properties fo:font-weight="normal" officeooo:rsid="000452ab" officeooo:paragraph-rsid="000452ab" style:font-weight-asian="normal" style:font-weight-complex="normal"/>
    </style:style>
    <style:style style:name="P3" style:family="paragraph" style:parent-style-name="Standard">
      <style:text-properties fo:font-size="14pt" fo:font-weight="bold" officeooo:rsid="000452ab" officeooo:paragraph-rsid="000452ab" style:font-weight-asian="bold" style:font-weight-complex="bold"/>
    </style:style>
    <style:style style:name="P4" style:family="paragraph" style:parent-style-name="Standard">
      <style:text-properties fo:font-size="16pt" fo:font-weight="bold" officeooo:rsid="000452ab" officeooo:paragraph-rsid="000452ab" style:font-weight-asian="bold" style:font-weight-complex="bold"/>
    </style:style>
    <style:style style:name="P5" style:family="paragraph" style:parent-style-name="Standard">
      <style:text-properties officeooo:paragraph-rsid="000452ab"/>
    </style:style>
    <style:style style:name="T1" style:family="text">
      <style:text-properties officeooo:rsid="000452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2ab" style:font-weight-asian="bold" style:font-weight-complex="bold"/>
    </style:style>
    <style:style style:name="T4" style:family="text">
      <style:text-properties fo:font-weight="normal" officeooo:rsid="000452a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ryk Stroński 242564</text:p>
      <text:p text:style-name="P4">Lab 2 – part 1 – SUDOKU</text:p>
      <text:p text:style-name="P2"/>
      <text:p text:style-name="P3">Introduction</text:p>
      <text:p text:style-name="P5"><text:span text:style-name="T4">Sudoku is a simple <text:s/>game about filling numbers into 9x9 grid. In order to solve sudoku, I used 2 approaches: </text:span><text:span text:style-name="T3">backtracking with domain calculated on the fly</text:span><text:span text:style-name="T4"> and </text:span><text:span text:style-name="T3">backtracking with forward checking. </text:span><text:span text:style-name="T4">Moreover I used Rust programming language. Both of the methods are effective enough for this problem but it rendered that backtracking with comain-on-the-fly calculation won the due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01:22:14.810923208</meta:creation-date>
    <dc:date>2020-05-19T01:28:01.592374901</dc:date>
    <meta:editing-duration>PT5M48S</meta:editing-duration>
    <meta:editing-cycles>1</meta:editing-cycles>
    <meta:document-statistic meta:table-count="0" meta:image-count="0" meta:object-count="0" meta:page-count="1" meta:paragraph-count="4" meta:word-count="68" meta:character-count="436" meta:non-whitespace-character-count="369"/>
    <meta:generator>LibreOffice/6.4.3.2$Linux_X86_64 LibreOffice_project/40$Build-2</meta:generator>
  </office:meta>
</office:document-meta>
</file>